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68ec3" officeooo:paragraph-rsid="00102825"/>
    </style:style>
    <style:style style:name="T1" style:family="text">
      <style:text-properties officeooo:rsid="00104d6f"/>
    </style:style>
    <style:style style:name="T2" style:family="text">
      <style:text-properties officeooo:rsid="0012f4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web-security-oauth-openid-connect/" text:style-name="Internet_20_link" text:visited-style-name="Visited_20_Internet_20_Link">HTTPS://CODERPROG.COM/WEB-SECURITY-OAUTH-OPENID-CONNECT/</text:a><text:span text:style-name="T2">2de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46:11.339492396</meta:creation-date>
    <meta:generator>LibreOffice/5.1.6.2$Linux_X86_64 LibreOffice_project/10m0$Build-2</meta:generator>
    <dc:date>2018-05-04T08:52:37.244015078</dc:date>
    <meta:editing-duration>PT4M2S</meta:editing-duration>
    <meta:editing-cycles>3</meta:editing-cycles>
    <meta:document-statistic meta:table-count="0" meta:image-count="0" meta:object-count="0" meta:page-count="1" meta:paragraph-count="1" meta:word-count="1" meta:character-count="60" meta:non-whitespace-character-count="60"/>
  </office:meta>
</office:document-meta>
</file>